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 svg:font-family="''Inconsolata for Powerline', monospace, monospace, 'Droid Sans Fallback', PowerlineSymbols, ',', 'Droid Sans Mono', ',', monospace, ', monospace,', 'Droid Sans Fallback', 'font-weight: 500', 'font-size: 14px', 'line-height: 19px', 'white-space: pre'"/>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officeooo:rsid="0008a91d" officeooo:paragraph-rsid="0008a91d" style:font-weight-asian="normal" style:font-weight-complex="normal"/>
    </style:style>
    <style:style style:name="P2" style:family="paragraph" style:parent-style-name="Standard">
      <style:paragraph-properties fo:line-height="200%"/>
      <style:text-properties officeooo:paragraph-rsid="000cefa7"/>
    </style:style>
    <style:style style:name="P3" style:family="paragraph" style:parent-style-name="Standard">
      <style:paragraph-properties fo:line-height="200%"/>
      <style:text-properties officeooo:paragraph-rsid="000e0dbc"/>
    </style:style>
    <style:style style:name="T1" style:family="text">
      <style:text-properties officeooo:rsid="000a1c54"/>
    </style:style>
    <style:style style:name="T2" style:family="text">
      <style:text-properties officeooo:rsid="000bc9a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Vision-Based Landing of a Multirotor on a Boat at Sea: A Semantic Segmentation Approach</text:p>
      <text:p text:style-name="Standard"/>
      <text:p text:style-name="Standard"/>
      <text:p text:style-name="P3"><text:tab/>In the effort to make small unmanned aerial vehicles (UAVs) navigate autonomously, an integral component of the problem is landing the vehicle safely. In many cases, it is desired to land the vehicle at a specific landing site with high precision. Current approaches often use inertial me</text:p>
      <text:p text:style-name="P3">asurement unit (IMU), GPS, range, or other sensors to measure height above ground and inertial coordinates in an Earth-fixed, Earth-centered frame. Normally, a flat and stationary ground is assumed. In the case of landing on a moving platform, a more rubust approach is required, as the relative state of the vehicle with respect to the landing target may be constantly changing at a time-varying rate. Research on this problem has been done using the technique of placing on a moving platform a special marker, which has known size and known distinct features, and visually tracking the marker to estimate the vehicle's relative state with respect to the target platform. The problem with this approach is that it requires the moving platform to have that particular marker, thereby limiting the UAV's ability to land on only those moving platforms that have been specially prepared with the marker. </text:p>
      <text:p text:style-name="P2"><text:tab/>This work proposes a novel solution for autonomous landing that would allow a small UAV to land on an arbitrary moving platform <text:span text:style-name="T1">of a given type</text:span> <text:span text:style-name="T1">without any modification to the platform beyond simply a flat area that can comfortably accommodate the UAV</text:span>. <text:span text:style-name="T1">The scenario examined in this research is the landing of a multirotor UAV on a boat at sea, where the effects of wind, waves, sea currents, and the ship’s own propulsion can cause a landing platform on the ship to have a very complex trajectory that would be difficult to model to a high degree of accuracy. We propose a method that allows a UAV to land on an arbitrary boat that is subject to any combination of these effects. This paper will describe our proposed method in detail, including the </text:span>estimation, perception, and control <text:span text:style-name="T2">techniques we have implemented to land a multirotor on a boat in a simulated ocean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for Powerline" svg:font-family="''Inconsolata for Powerline', monospace, monospace, 'Droid Sans Fallback', PowerlineSymbols, ',', 'Droid Sans Mono', ',', monospace, ', monospace,', 'Droid Sans Fallback', 'font-weight: 500', 'font-size: 14px', 'line-height: 19px', 'white-space: pre'"/>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9:34.536105261</meta:creation-date>
    <dc:date>2019-10-24T17:15:14.461446942</dc:date>
    <meta:editing-duration>PT13M39S</meta:editing-duration>
    <meta:editing-cycles>1</meta:editing-cycles>
    <meta:document-statistic meta:table-count="0" meta:image-count="0" meta:object-count="0" meta:page-count="1" meta:paragraph-count="4" meta:word-count="361" meta:character-count="2160" meta:non-whitespace-character-count="1800"/>
    <meta:generator>LibreOffice/6.0.7.3$Linux_X86_64 LibreOffice_project/00m0$Build-3</meta:generator>
  </office:meta>
</office:document-meta>
</file>